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8.841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6.824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.58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1.737cm"/>
    </style:style>
    <style:style style:name="co11" style:family="table-column">
      <style:table-column-properties fo:break-before="auto" style:column-width="6.362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8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number-columns-repeated="244" table:default-cell-style-name="Default"/>
        <table:table-column table:style-name="co13" table:number-columns-repeated="769" table:default-cell-style-name="Default"/>
        <table:table-row table:style-name="ro1">
          <table:table-cell office:value-type="string">
            <text:p>Ответственный за ГПО каф. CHAIR_ABBR</text:p>
          </table:table-cell>
          <table:table-cell table:number-columns-repeated="7"/>
          <table:table-cell office:value-type="string" table:number-columns-spanned="3" table:number-rows-spanned="1">
            <text:p>Зав. кафедрой <text:s/>CHAIR_ABBR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office:value-type="string">
            <text:p>_____________ <text:s text:c="3"/>GPO_CHIEF</text:p>
          </table:table-cell>
          <table:table-cell table:number-columns-repeated="7"/>
          <table:table-cell office:value-type="string" table:number-columns-spanned="3" table:number-rows-spanned="1">
            <text:p>_____________ <text:s text:c="3"/>CHAIR_CHIEF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7"/>
          <table:table-cell office:value-type="string" table:number-columns-spanned="3" table:number-rows-spanned="1">
            <text:p>«____» __________ C_YEAR г.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Аттестация участников ГПО по кафедре CHAIR_ABBR в SEMESTR семестре EDU_EAYR уч. год. 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013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3" office:value-type="string">
            <text:p>Результативность участия проекта в конкурсах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</text:span><text:span text:style-name="T1">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3" office:value-type="string">
            <text:p>Публикации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/>
          <table:table-cell table:style-name="ce5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5" office:value-type="string">
            <text:p>CC</text:p>
          </table:table-cell>
          <table:table-cell table:style-name="ce5" office:value-type="string">
            <text:p>333-1</text:p>
          </table:table-cell>
          <table:table-cell table:style-name="ce5" office:value-type="float" office:value="0">
            <text:p>0</text:p>
          </table:table-cell>
          <table:table-cell table:style-name="ce6"/>
          <table:table-cell table:style-name="ce6" table:formula="of:=IF([.G7]+[.H7]=0; &quot;&quot;; [.G7]+[.H7])">
            <text:p/>
          </table:table-cell>
          <table:table-cell table:style-name="ce6" table:formula="of:=IF([.I7]=&quot;&quot;;&quot;&quot;;IF([.H7]&lt;11;&quot;неуд&quot;;IF([.I7]&lt;60;&quot;неуд&quot;;IF([.I7]&lt;70;&quot;удовл&quot;;IF([.I7]&lt;90;&quot;хор&quot;;&quot;отл&quot;)))))">
            <text:p/>
          </table:table-cell>
          <table:table-cell table:style-name="ce6"/>
          <table:table-cell table:style-name="ce8"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.06.2010</text:date>, <text:time>08:56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10-06-01T08:56:29</dc:date>
    <meta:print-date>2009-02-04T11:46:38</meta:print-date>
    <meta:editing-cycles>33</meta:editing-cycles>
    <meta:editing-duration>PT02H25M34S</meta:editing-duration>
    <meta:document-statistic meta:table-count="1" meta:cell-count="26" meta:object-count="0"/>
    <meta:user-defined meta:name="Поле 1"/>
    <meta:user-defined meta:name="Поле 2"/>
    <meta:user-defined meta:name="Поле 3"/>
    <meta:user-defined meta:name="Поле 4"/>
  </office:meta>
</office:document-meta>
</file>